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2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4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5" style:parent-style-name="Normal" style:family="paragraph">
      <style:paragraph-properties fo:margin-bottom="0in" fo:line-height="100%"/>
    </style:style>
    <style:style style:name="T6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7" style:parent-style-name="Normal" style:family="paragraph">
      <style:paragraph-properties fo:margin-bottom="0in" fo:line-height="100%"/>
    </style:style>
    <style:style style:name="T8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9" style:parent-style-name="Normal" style:family="paragraph">
      <style:paragraph-properties fo:margin-bottom="0in" fo:line-height="100%"/>
    </style:style>
    <style:style style:name="T10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1" style:parent-style-name="Normal" style:family="paragraph">
      <style:paragraph-properties fo:margin-bottom="0in" fo:line-height="100%"/>
    </style:style>
    <style:style style:name="T12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3" style:parent-style-name="Normal" style:family="paragraph">
      <style:paragraph-properties fo:margin-bottom="0in" fo:line-height="100%"/>
    </style:style>
    <style:style style:name="T14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5" style:parent-style-name="Normal" style:family="paragraph">
      <style:paragraph-properties fo:margin-bottom="0in" fo:line-height="100%"/>
    </style:style>
    <style:style style:name="T16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8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9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20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21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fo:background-color="#FFFFFF" style:language-asian="en" style:country-asian="GB"/>
    </style:style>
    <style:style style:name="P24" style:parent-style-name="Normal" style:family="paragraph">
      <style:paragraph-properties fo:margin-bottom="0in" fo:line-height="100%" fo:background-color="#FFFFFF"/>
    </style:style>
    <style:style style:name="T25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26" style:parent-style-name="Normal" style:family="paragraph">
      <style:paragraph-properties fo:margin-bottom="0in" fo:line-height="100%" fo:background-color="#FFFFFF"/>
    </style:style>
    <style:style style:name="T27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28" style:parent-style-name="Normal" style:family="paragraph">
      <style:paragraph-properties fo:margin-bottom="0in" fo:line-height="100%" fo:background-color="#FFFFFF"/>
    </style:style>
    <style:style style:name="T29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0" style:parent-style-name="Normal" style:family="paragraph">
      <style:paragraph-properties fo:margin-bottom="0in" fo:line-height="100%" fo:background-color="#FFFFFF"/>
    </style:style>
    <style:style style:name="T31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3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5" style:parent-style-name="Normal" style:family="paragraph">
      <style:paragraph-properties fo:margin-top="0.0694in" fo:margin-bottom="0.0694in" fo:line-height="100%" fo:margin-left="0.8958in" fo:background-color="#FFFFFF">
        <style:tab-stops>
          <style:tab-stop style:type="left" style:position="-0.3958in"/>
        </style:tab-stops>
      </style:paragraph-properties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6" style:parent-style-name="Normal" style:family="paragraph">
      <style:paragraph-properties fo:margin-top="0.0694in" fo:margin-bottom="0.0694in" fo:line-height="100%" fo:margin-left="0.8958in" fo:background-color="#FFFFFF">
        <style:tab-stops>
          <style:tab-stop style:type="left" style:position="-0.3958in"/>
        </style:tab-stops>
      </style:paragraph-properties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8" style:parent-style-name="Normal" style:family="paragraph">
      <style:paragraph-properties fo:margin-bottom="0in" fo:line-height="100%"/>
    </style:style>
    <style:style style:name="T39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fo:background-color="#FFFFFF" style:language-asian="en" style:country-asian="GB"/>
    </style:style>
    <style:style style:name="P40" style:parent-style-name="Normal" style:family="paragraph">
      <style:paragraph-properties fo:margin-bottom="0in" fo:line-height="100%" fo:background-color="#FFFFFF"/>
    </style:style>
    <style:style style:name="T41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42" style:parent-style-name="Normal" style:family="paragraph">
      <style:paragraph-properties fo:margin-bottom="0in" fo:line-height="100%" fo:background-color="#FFFFFF"/>
    </style:style>
    <style:style style:name="T43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44" style:parent-style-name="Normal" style:family="paragraph">
      <style:paragraph-properties fo:margin-bottom="0in" fo:line-height="100%" fo:background-color="#FFFFFF"/>
    </style:style>
    <style:style style:name="T45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46" style:parent-style-name="Normal" style:family="paragraph">
      <style:paragraph-properties fo:margin-bottom="0in" fo:line-height="100%" fo:background-color="#FFFFFF"/>
    </style:style>
    <style:style style:name="T47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4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49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50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51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52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53" style:parent-style-name="Normal" style:family="paragraph">
      <style:paragraph-properties fo:margin-bottom="0in" fo:line-height="100%"/>
    </style:style>
    <style:style style:name="T54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55" style:parent-style-name="Normal" style:family="paragraph">
      <style:paragraph-properties fo:margin-bottom="0in" fo:line-height="100%"/>
    </style:style>
    <style:style style:name="T56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57" style:parent-style-name="Normal" style:family="paragraph">
      <style:paragraph-properties fo:margin-bottom="0in" fo:line-height="100%"/>
    </style:style>
    <style:style style:name="T58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59" style:parent-style-name="Normal" style:family="paragraph">
      <style:paragraph-properties fo:margin-bottom="0in" fo:line-height="100%"/>
    </style:style>
    <style:style style:name="T60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61" style:parent-style-name="Normal" style:family="paragraph">
      <style:paragraph-properties fo:margin-bottom="0in" fo:line-height="100%"/>
    </style:style>
    <style:style style:name="T62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63" style:parent-style-name="Normal" style:family="paragraph">
      <style:paragraph-properties fo:margin-bottom="0in" fo:line-height="100%"/>
    </style:style>
    <style:style style:name="T64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65" style:parent-style-name="Normal" style:family="paragraph">
      <style:paragraph-properties fo:margin-bottom="0in" fo:line-height="100%"/>
    </style:style>
    <style:style style:name="T66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6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en" style:country-asian="GB"/>
    </style:style>
    <style:style style:name="P6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6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7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71" style:parent-style-name="Normal" style:family="paragraph">
      <style:paragraph-properties fo:margin-top="0.0694in" fo:margin-bottom="0.0694in" fo:line-height="100%" fo:margin-left="0.8958in">
        <style:tab-stops>
          <style:tab-stop style:type="left" style:position="-0.3958in"/>
        </style:tab-stops>
      </style:paragraph-properties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72" style:parent-style-name="Normal" style:family="paragraph">
      <style:paragraph-properties fo:margin-top="0.0694in" fo:margin-bottom="0.0694in" fo:line-height="100%" fo:margin-left="0.8958in">
        <style:tab-stops>
          <style:tab-stop style:type="left" style:position="-0.3958in"/>
        </style:tab-stops>
      </style:paragraph-properties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73" style:parent-style-name="Normal" style:family="paragraph">
      <style:paragraph-properties fo:margin-top="0.0694in" fo:margin-bottom="0.0694in" fo:line-height="100%" fo:margin-left="0.8958in">
        <style:tab-stops>
          <style:tab-stop style:type="left" style:position="-0.3958in"/>
        </style:tab-stops>
      </style:paragraph-properties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74" style:parent-style-name="Normal" style:family="paragraph">
      <style:paragraph-properties fo:margin-top="0.0694in" fo:margin-bottom="0.0694in" fo:line-height="100%" fo:margin-left="0.8958in">
        <style:tab-stops>
          <style:tab-stop style:type="left" style:position="-0.3958in"/>
        </style:tab-stops>
      </style:paragraph-properties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7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76" style:parent-style-name="Normal" style:family="paragraph">
      <style:paragraph-properties fo:margin-bottom="0in" fo:line-height="100%"/>
    </style:style>
    <style:style style:name="T77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78" style:parent-style-name="Normal" style:family="paragraph">
      <style:paragraph-properties fo:margin-bottom="0in" fo:line-height="100%"/>
    </style:style>
    <style:style style:name="T79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80" style:parent-style-name="Normal" style:family="paragraph">
      <style:paragraph-properties fo:margin-bottom="0in" fo:line-height="100%"/>
    </style:style>
    <style:style style:name="T81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82" style:parent-style-name="Normal" style:family="paragraph">
      <style:paragraph-properties fo:margin-bottom="0in" fo:line-height="100%"/>
    </style:style>
    <style:style style:name="T83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84" style:parent-style-name="Normal" style:family="paragraph">
      <style:paragraph-properties fo:margin-bottom="0in" fo:line-height="100%"/>
    </style:style>
    <style:style style:name="T85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86" style:parent-style-name="Normal" style:family="paragraph">
      <style:paragraph-properties fo:margin-bottom="0in" fo:line-height="100%"/>
    </style:style>
    <style:style style:name="T87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8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89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90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91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92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93" style:parent-style-name="Normal" style:family="paragraph">
      <style:paragraph-properties fo:margin-bottom="0in" fo:line-height="100%"/>
    </style:style>
    <style:style style:name="T94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95" style:parent-style-name="Normal" style:family="paragraph">
      <style:paragraph-properties fo:margin-bottom="0in" fo:line-height="100%"/>
    </style:style>
    <style:style style:name="T96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97" style:parent-style-name="Normal" style:family="paragraph">
      <style:paragraph-properties fo:margin-bottom="0in" fo:line-height="100%"/>
    </style:style>
    <style:style style:name="T98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99" style:parent-style-name="Normal" style:family="paragraph">
      <style:paragraph-properties fo:margin-bottom="0in" fo:line-height="100%"/>
    </style:style>
    <style:style style:name="T100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01" style:parent-style-name="Normal" style:family="paragraph">
      <style:paragraph-properties fo:margin-bottom="0in" fo:line-height="100%"/>
    </style:style>
    <style:style style:name="T102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0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en" style:country-asian="GB"/>
    </style:style>
    <style:style style:name="P10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0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0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07" style:parent-style-name="Normal" style:family="paragraph">
      <style:paragraph-properties fo:margin-bottom="0in" fo:line-height="100%"/>
    </style:style>
    <style:style style:name="T108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09" style:parent-style-name="Normal" style:family="paragraph">
      <style:paragraph-properties fo:margin-bottom="0in" fo:line-height="100%"/>
    </style:style>
    <style:style style:name="T110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11" style:parent-style-name="Normal" style:family="paragraph">
      <style:paragraph-properties fo:margin-bottom="0in" fo:line-height="100%"/>
    </style:style>
    <style:style style:name="T112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13" style:parent-style-name="Normal" style:family="paragraph">
      <style:paragraph-properties fo:margin-bottom="0in" fo:line-height="100%"/>
    </style:style>
    <style:style style:name="T114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15" style:parent-style-name="Normal" style:family="paragraph">
      <style:paragraph-properties fo:margin-bottom="0in" fo:line-height="100%"/>
    </style:style>
    <style:style style:name="T116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1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18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19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20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21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22" style:parent-style-name="Normal" style:family="paragraph">
      <style:paragraph-properties fo:margin-bottom="0in" fo:line-height="100%"/>
    </style:style>
    <style:style style:name="T123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24" style:parent-style-name="Normal" style:family="paragraph">
      <style:paragraph-properties fo:margin-bottom="0in" fo:line-height="100%"/>
    </style:style>
    <style:style style:name="T125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26" style:parent-style-name="Normal" style:family="paragraph">
      <style:paragraph-properties fo:margin-bottom="0in" fo:line-height="100%"/>
    </style:style>
    <style:style style:name="T127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28" style:parent-style-name="Normal" style:family="paragraph">
      <style:paragraph-properties fo:margin-bottom="0in" fo:line-height="100%"/>
    </style:style>
    <style:style style:name="T129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30" style:parent-style-name="Normal" style:family="paragraph">
      <style:paragraph-properties fo:margin-bottom="0in" fo:line-height="100%"/>
    </style:style>
    <style:style style:name="T131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3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en" style:country-asian="GB"/>
    </style:style>
    <style:style style:name="P13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3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35" style:parent-style-name="Normal" style:family="paragraph">
      <style:paragraph-properties fo:margin-top="0.0694in" fo:margin-bottom="0.0694in" fo:line-height="100%" fo:margin-left="0.8958in">
        <style:tab-stops>
          <style:tab-stop style:type="left" style:position="-0.3958in"/>
        </style:tab-stops>
      </style:paragraph-properties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36" style:parent-style-name="Normal" style:family="paragraph">
      <style:paragraph-properties fo:margin-top="0.0694in" fo:margin-bottom="0.0694in" fo:line-height="100%" fo:margin-left="0.8958in">
        <style:tab-stops>
          <style:tab-stop style:type="left" style:position="-0.3958in"/>
        </style:tab-stops>
      </style:paragraph-properties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37" style:parent-style-name="Normal" style:family="paragraph">
      <style:paragraph-properties fo:margin-top="0.0694in" fo:margin-bottom="0.0694in" fo:line-height="100%" fo:margin-left="0.8958in">
        <style:tab-stops>
          <style:tab-stop style:type="left" style:position="-0.3958in"/>
        </style:tab-stops>
      </style:paragraph-properties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3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39" style:parent-style-name="Normal" style:family="paragraph">
      <style:paragraph-properties fo:margin-top="0.0694in" fo:margin-bottom="0.0694in" fo:line-height="100%" fo:margin-left="0.8958in">
        <style:tab-stops>
          <style:tab-stop style:type="left" style:position="-0.3958in"/>
        </style:tab-stops>
      </style:paragraph-properties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40" style:parent-style-name="Normal" style:family="paragraph">
      <style:paragraph-properties fo:margin-top="0.0694in" fo:margin-bottom="0.0694in" fo:line-height="100%" fo:margin-left="0.8958in">
        <style:tab-stops>
          <style:tab-stop style:type="left" style:position="-0.3958in"/>
        </style:tab-stops>
      </style:paragraph-properties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4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4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43" style:parent-style-name="Normal" style:family="paragraph">
      <style:paragraph-properties fo:margin-bottom="0in" fo:line-height="100%"/>
    </style:style>
    <style:style style:name="T144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45" style:parent-style-name="Normal" style:family="paragraph">
      <style:paragraph-properties fo:margin-bottom="0in" fo:line-height="100%"/>
    </style:style>
    <style:style style:name="T146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47" style:parent-style-name="Normal" style:family="paragraph">
      <style:paragraph-properties fo:margin-bottom="0in" fo:line-height="100%"/>
    </style:style>
    <style:style style:name="T148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49" style:parent-style-name="Normal" style:family="paragraph">
      <style:paragraph-properties fo:margin-bottom="0in" fo:line-height="100%"/>
    </style:style>
    <style:style style:name="T150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51" style:parent-style-name="Normal" style:family="paragraph">
      <style:paragraph-properties fo:margin-bottom="0in" fo:line-height="100%"/>
    </style:style>
    <style:style style:name="T152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53" style:parent-style-name="Normal" style:family="paragraph">
      <style:paragraph-properties fo:margin-bottom="0in" fo:line-height="100%"/>
    </style:style>
    <style:style style:name="T154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5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56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57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58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59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60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61" style:parent-style-name="Normal" style:family="paragraph">
      <style:paragraph-properties fo:margin-bottom="0in" fo:line-height="100%"/>
    </style:style>
    <style:style style:name="T162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63" style:parent-style-name="Normal" style:family="paragraph">
      <style:paragraph-properties fo:margin-bottom="0in" fo:line-height="100%"/>
    </style:style>
    <style:style style:name="T164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65" style:parent-style-name="Normal" style:family="paragraph">
      <style:paragraph-properties fo:margin-bottom="0in" fo:line-height="100%"/>
    </style:style>
    <style:style style:name="T166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67" style:parent-style-name="Normal" style:family="paragraph">
      <style:paragraph-properties fo:margin-bottom="0in" fo:line-height="100%"/>
    </style:style>
    <style:style style:name="T168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69" style:parent-style-name="Normal" style:family="paragraph">
      <style:paragraph-properties fo:margin-bottom="0in" fo:line-height="100%"/>
    </style:style>
    <style:style style:name="T170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7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72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73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74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75" style:parent-style-name="Normal" style:family="paragraph">
      <style:paragraph-properties fo:margin-bottom="0in" fo:line-height="100%"/>
    </style:style>
    <style:style style:name="T176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77" style:parent-style-name="Normal" style:family="paragraph">
      <style:paragraph-properties fo:margin-bottom="0in" fo:line-height="100%"/>
    </style:style>
    <style:style style:name="T178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79" style:parent-style-name="Normal" style:family="paragraph">
      <style:paragraph-properties fo:margin-bottom="0in" fo:line-height="100%"/>
    </style:style>
    <style:style style:name="T180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81" style:parent-style-name="Normal" style:family="paragraph">
      <style:paragraph-properties fo:margin-bottom="0in" fo:line-height="100%"/>
    </style:style>
    <style:style style:name="T182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83" style:parent-style-name="Normal" style:family="paragraph">
      <style:paragraph-properties fo:margin-bottom="0in" fo:line-height="100%"/>
    </style:style>
    <style:style style:name="T184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18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en" style:country-asian="GB"/>
    </style:style>
    <style:style style:name="P18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8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88" style:parent-style-name="Normal" style:family="paragraph">
      <style:paragraph-properties fo:margin-top="0.0694in" fo:margin-bottom="0.0694in" fo:line-height="100%" fo:margin-left="0.8958in">
        <style:tab-stops>
          <style:tab-stop style:type="left" style:position="-0.3958in"/>
        </style:tab-stops>
      </style:paragraph-properties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89" style:parent-style-name="Normal" style:family="paragraph">
      <style:paragraph-properties fo:margin-top="0.0694in" fo:margin-bottom="0.0694in" fo:line-height="100%" fo:margin-left="0.8958in">
        <style:tab-stops>
          <style:tab-stop style:type="left" style:position="-0.3958in"/>
        </style:tab-stops>
      </style:paragraph-properties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90" style:parent-style-name="Normal" style:family="paragraph">
      <style:paragraph-properties fo:margin-top="0.0694in" fo:margin-bottom="0.0694in" fo:line-height="100%" fo:margin-left="0.8958in">
        <style:tab-stops>
          <style:tab-stop style:type="left" style:position="-0.3958in"/>
        </style:tab-stops>
      </style:paragraph-properties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91" style:parent-style-name="Normal" style:family="paragraph">
      <style:paragraph-properties fo:margin-top="0.0694in" fo:margin-bottom="0.0694in" fo:line-height="100%" fo:margin-left="0.8958in">
        <style:tab-stops>
          <style:tab-stop style:type="left" style:position="-0.3958in"/>
        </style:tab-stops>
      </style:paragraph-properties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9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9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94" style:parent-style-name="Normal" style:family="paragraph">
      <style:paragraph-properties fo:margin-bottom="0in" fo:line-height="100%"/>
    </style:style>
    <style:style style:name="T195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96" style:parent-style-name="Normal" style:family="paragraph">
      <style:paragraph-properties fo:margin-bottom="0in" fo:line-height="100%"/>
    </style:style>
    <style:style style:name="T197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98" style:parent-style-name="Normal" style:family="paragraph">
      <style:paragraph-properties fo:margin-bottom="0in" fo:line-height="100%"/>
    </style:style>
    <style:style style:name="T199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00" style:parent-style-name="Normal" style:family="paragraph">
      <style:paragraph-properties fo:margin-bottom="0in" fo:line-height="100%"/>
    </style:style>
    <style:style style:name="T201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02" style:parent-style-name="Normal" style:family="paragraph">
      <style:paragraph-properties fo:margin-bottom="0in" fo:line-height="100%"/>
    </style:style>
    <style:style style:name="T203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04" style:parent-style-name="Normal" style:family="paragraph">
      <style:paragraph-properties fo:margin-bottom="0in" fo:line-height="100%"/>
    </style:style>
    <style:style style:name="T205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0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en" style:country-asian="GB"/>
    </style:style>
    <style:style style:name="P20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0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0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1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1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1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13" style:parent-style-name="Normal" style:family="paragraph">
      <style:paragraph-properties fo:margin-bottom="0in" fo:line-height="100%"/>
    </style:style>
    <style:style style:name="T214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15" style:parent-style-name="Normal" style:family="paragraph">
      <style:paragraph-properties fo:margin-bottom="0in" fo:line-height="100%"/>
    </style:style>
    <style:style style:name="T216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17" style:parent-style-name="Normal" style:family="paragraph">
      <style:paragraph-properties fo:margin-bottom="0in" fo:line-height="100%"/>
    </style:style>
    <style:style style:name="T218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19" style:parent-style-name="Normal" style:family="paragraph">
      <style:paragraph-properties fo:margin-bottom="0in" fo:line-height="100%"/>
    </style:style>
    <style:style style:name="T220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21" style:parent-style-name="Normal" style:family="paragraph">
      <style:paragraph-properties fo:margin-bottom="0in" fo:line-height="100%"/>
    </style:style>
    <style:style style:name="T222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23" style:parent-style-name="Normal" style:family="paragraph">
      <style:paragraph-properties fo:margin-bottom="0in" fo:line-height="100%"/>
    </style:style>
    <style:style style:name="T224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2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en" style:country-asian="GB"/>
    </style:style>
    <style:style style:name="P22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2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2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2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30" style:parent-style-name="Normal" style:family="paragraph">
      <style:paragraph-properties fo:margin-top="0.0694in" fo:margin-bottom="0.0694in" fo:line-height="100%" fo:margin-left="0.8958in">
        <style:tab-stops>
          <style:tab-stop style:type="left" style:position="-0.3958in"/>
        </style:tab-stops>
      </style:paragraph-properties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31" style:parent-style-name="Normal" style:family="paragraph">
      <style:paragraph-properties fo:margin-top="0.0694in" fo:margin-bottom="0.0694in" fo:line-height="100%" fo:margin-left="0.8958in">
        <style:tab-stops>
          <style:tab-stop style:type="left" style:position="-0.3958in"/>
        </style:tab-stops>
      </style:paragraph-properties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32" style:parent-style-name="Normal" style:family="paragraph">
      <style:paragraph-properties fo:margin-top="0.0694in" fo:margin-bottom="0.0694in" fo:line-height="100%" fo:margin-left="0.8958in">
        <style:tab-stops>
          <style:tab-stop style:type="left" style:position="-0.3958in"/>
        </style:tab-stops>
      </style:paragraph-properties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3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3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35" style:parent-style-name="Normal" style:family="paragraph">
      <style:paragraph-properties fo:margin-bottom="0in" fo:line-height="100%"/>
    </style:style>
    <style:style style:name="T236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37" style:parent-style-name="Normal" style:family="paragraph">
      <style:paragraph-properties fo:margin-bottom="0in" fo:line-height="100%"/>
    </style:style>
    <style:style style:name="T238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39" style:parent-style-name="Normal" style:family="paragraph">
      <style:paragraph-properties fo:margin-bottom="0in" fo:line-height="100%"/>
    </style:style>
    <style:style style:name="T240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41" style:parent-style-name="Normal" style:family="paragraph">
      <style:paragraph-properties fo:margin-bottom="0in" fo:line-height="100%"/>
    </style:style>
    <style:style style:name="T242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43" style:parent-style-name="Normal" style:family="paragraph">
      <style:paragraph-properties fo:margin-bottom="0in" fo:line-height="100%"/>
    </style:style>
    <style:style style:name="T244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4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246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247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248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249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250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251" style:parent-style-name="Normal" style:family="paragraph">
      <style:paragraph-properties fo:margin-bottom="0in" fo:line-height="100%"/>
    </style:style>
    <style:style style:name="T252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253" style:parent-style-name="Normal" style:family="paragraph">
      <style:paragraph-properties fo:margin-bottom="0in" fo:line-height="100%"/>
    </style:style>
    <style:style style:name="T254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255" style:parent-style-name="Normal" style:family="paragraph">
      <style:paragraph-properties fo:margin-bottom="0in" fo:line-height="100%"/>
    </style:style>
    <style:style style:name="T256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257" style:parent-style-name="Normal" style:family="paragraph">
      <style:paragraph-properties fo:margin-bottom="0in" fo:line-height="100%"/>
    </style:style>
    <style:style style:name="T258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259" style:parent-style-name="Normal" style:family="paragraph">
      <style:paragraph-properties fo:margin-bottom="0in" fo:line-height="100%"/>
    </style:style>
    <style:style style:name="T260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261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en" style:country-asian="GB"/>
    </style:style>
    <style:style style:name="P26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6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6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6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6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6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68" style:parent-style-name="Normal" style:family="paragraph">
      <style:paragraph-properties fo:margin-bottom="0in" fo:line-height="100%"/>
    </style:style>
    <style:style style:name="T269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70" style:parent-style-name="Normal" style:family="paragraph">
      <style:paragraph-properties fo:margin-bottom="0in" fo:line-height="100%"/>
    </style:style>
    <style:style style:name="T271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72" style:parent-style-name="Normal" style:family="paragraph">
      <style:paragraph-properties fo:margin-bottom="0in" fo:line-height="100%"/>
    </style:style>
    <style:style style:name="T273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74" style:parent-style-name="Normal" style:family="paragraph">
      <style:paragraph-properties fo:margin-bottom="0in" fo:line-height="100%"/>
    </style:style>
    <style:style style:name="T275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76" style:parent-style-name="Normal" style:family="paragraph">
      <style:paragraph-properties fo:margin-bottom="0in" fo:line-height="100%"/>
    </style:style>
    <style:style style:name="T277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7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279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280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281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282" style:parent-style-name="Normal" style:family="paragraph">
      <style:paragraph-properties fo:margin-bottom="0in" fo:line-height="100%"/>
    </style:style>
    <style:style style:name="T283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284" style:parent-style-name="Normal" style:family="paragraph">
      <style:paragraph-properties fo:margin-bottom="0in" fo:line-height="100%"/>
    </style:style>
    <style:style style:name="T285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286" style:parent-style-name="Normal" style:family="paragraph">
      <style:paragraph-properties fo:margin-bottom="0in" fo:line-height="100%"/>
    </style:style>
    <style:style style:name="T287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288" style:parent-style-name="Normal" style:family="paragraph">
      <style:paragraph-properties fo:margin-bottom="0in" fo:line-height="100%"/>
    </style:style>
    <style:style style:name="T289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290" style:parent-style-name="Normal" style:family="paragraph">
      <style:paragraph-properties fo:margin-bottom="0in" fo:line-height="100%"/>
    </style:style>
    <style:style style:name="T291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29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293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294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295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296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297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298" style:parent-style-name="Normal" style:family="paragraph">
      <style:paragraph-properties fo:margin-bottom="0in" fo:line-height="100%"/>
    </style:style>
    <style:style style:name="T299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00" style:parent-style-name="Normal" style:family="paragraph">
      <style:paragraph-properties fo:margin-bottom="0in" fo:line-height="100%"/>
    </style:style>
    <style:style style:name="T301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02" style:parent-style-name="Normal" style:family="paragraph">
      <style:paragraph-properties fo:margin-bottom="0in" fo:line-height="100%"/>
    </style:style>
    <style:style style:name="T303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04" style:parent-style-name="Normal" style:family="paragraph">
      <style:paragraph-properties fo:margin-bottom="0in" fo:line-height="100%"/>
    </style:style>
    <style:style style:name="T305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06" style:parent-style-name="Normal" style:family="paragraph">
      <style:paragraph-properties fo:margin-bottom="0in" fo:line-height="100%"/>
    </style:style>
    <style:style style:name="T307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0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09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10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11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12" style:parent-style-name="Normal" style:family="paragraph">
      <style:paragraph-properties fo:margin-bottom="0in" fo:line-height="100%"/>
    </style:style>
    <style:style style:name="T313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14" style:parent-style-name="Normal" style:family="paragraph">
      <style:paragraph-properties fo:margin-bottom="0in" fo:line-height="100%"/>
    </style:style>
    <style:style style:name="T315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16" style:parent-style-name="Normal" style:family="paragraph">
      <style:paragraph-properties fo:margin-bottom="0in" fo:line-height="100%"/>
    </style:style>
    <style:style style:name="T317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18" style:parent-style-name="Normal" style:family="paragraph">
      <style:paragraph-properties fo:margin-bottom="0in" fo:line-height="100%"/>
    </style:style>
    <style:style style:name="T319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20" style:parent-style-name="Normal" style:family="paragraph">
      <style:paragraph-properties fo:margin-bottom="0in" fo:line-height="100%"/>
    </style:style>
    <style:style style:name="T321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2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en" style:country-asian="GB"/>
    </style:style>
    <style:style style:name="P32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2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25" style:parent-style-name="Normal" style:family="paragraph">
      <style:paragraph-properties fo:margin-top="0.0694in" fo:margin-bottom="0.0694in" fo:line-height="100%"/>
    </style:style>
    <style:style style:name="T326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P327" style:parent-style-name="Normal" style:family="paragraph">
      <style:paragraph-properties fo:margin-bottom="0in" fo:line-height="100%" fo:margin-left="0.8958in">
        <style:tab-stops>
          <style:tab-stop style:type="left" style:position="-0.3958in"/>
        </style:tab-stops>
      </style:paragraph-properties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28" style:parent-style-name="Normal" style:family="paragraph">
      <style:paragraph-properties fo:margin-bottom="0in" fo:line-height="100%" fo:margin-left="0.8958in">
        <style:tab-stops>
          <style:tab-stop style:type="left" style:position="-0.3958in"/>
        </style:tab-stops>
      </style:paragraph-properties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29" style:parent-style-name="Normal" style:family="paragraph">
      <style:paragraph-properties fo:margin-bottom="0in" fo:line-height="100%" fo:margin-left="1.6041in">
        <style:tab-stops>
          <style:tab-stop style:type="left" style:position="-0.6041in"/>
        </style:tab-stops>
      </style:paragraph-properties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30" style:parent-style-name="Normal" style:family="paragraph">
      <style:paragraph-properties fo:margin-bottom="0in" fo:line-height="100%" fo:margin-left="1.6041in">
        <style:tab-stops>
          <style:tab-stop style:type="left" style:position="-0.6041in"/>
        </style:tab-stops>
      </style:paragraph-properties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31" style:parent-style-name="Normal" style:family="paragraph">
      <style:paragraph-properties fo:margin-top="0.0694in" fo:margin-bottom="0.0694in" fo:line-height="100%"/>
    </style:style>
    <style:style style:name="T332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P333" style:parent-style-name="Normal" style:family="paragraph">
      <style:paragraph-properties fo:margin-bottom="0in" fo:line-height="100%" fo:margin-left="0.8958in">
        <style:tab-stops>
          <style:tab-stop style:type="left" style:position="-0.3958in"/>
        </style:tab-stops>
      </style:paragraph-properties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34" style:parent-style-name="Normal" style:family="paragraph">
      <style:paragraph-properties fo:margin-bottom="0in" fo:line-height="100%" fo:margin-left="0.8958in">
        <style:tab-stops>
          <style:tab-stop style:type="left" style:position="-0.3958in"/>
        </style:tab-stops>
      </style:paragraph-properties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35" style:parent-style-name="Normal" style:family="paragraph">
      <style:paragraph-properties fo:margin-bottom="0in" fo:line-height="100%" fo:margin-left="1.6041in">
        <style:tab-stops>
          <style:tab-stop style:type="left" style:position="-0.6041in"/>
        </style:tab-stops>
      </style:paragraph-properties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36" style:parent-style-name="Normal" style:family="paragraph">
      <style:paragraph-properties fo:margin-bottom="0in" fo:line-height="100%" fo:margin-left="1.6041in">
        <style:tab-stops>
          <style:tab-stop style:type="left" style:position="-0.6041in"/>
        </style:tab-stops>
      </style:paragraph-properties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3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3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39" style:parent-style-name="Normal" style:family="paragraph">
      <style:paragraph-properties fo:margin-bottom="0in" fo:line-height="100%"/>
    </style:style>
    <style:style style:name="T340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41" style:parent-style-name="Normal" style:family="paragraph">
      <style:paragraph-properties fo:margin-bottom="0in" fo:line-height="100%"/>
    </style:style>
    <style:style style:name="T342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43" style:parent-style-name="Normal" style:family="paragraph">
      <style:paragraph-properties fo:margin-bottom="0in" fo:line-height="100%"/>
    </style:style>
    <style:style style:name="T344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45" style:parent-style-name="Normal" style:family="paragraph">
      <style:paragraph-properties fo:margin-bottom="0in" fo:line-height="100%"/>
    </style:style>
    <style:style style:name="T346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47" style:parent-style-name="Normal" style:family="paragraph">
      <style:paragraph-properties fo:margin-bottom="0in" fo:line-height="100%"/>
    </style:style>
    <style:style style:name="T348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49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en" style:country-asian="GB"/>
    </style:style>
    <style:style style:name="P35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5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5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5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5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55" style:parent-style-name="Normal" style:family="paragraph">
      <style:paragraph-properties fo:margin-bottom="0in" fo:line-height="100%"/>
    </style:style>
    <style:style style:name="T356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57" style:parent-style-name="Normal" style:family="paragraph">
      <style:paragraph-properties fo:margin-bottom="0in" fo:line-height="100%"/>
    </style:style>
    <style:style style:name="T358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59" style:parent-style-name="Normal" style:family="paragraph">
      <style:paragraph-properties fo:margin-bottom="0in" fo:line-height="100%"/>
    </style:style>
    <style:style style:name="T360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61" style:parent-style-name="Normal" style:family="paragraph">
      <style:paragraph-properties fo:margin-bottom="0in" fo:line-height="100%"/>
    </style:style>
    <style:style style:name="T362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63" style:parent-style-name="Normal" style:family="paragraph">
      <style:paragraph-properties fo:margin-bottom="0in" fo:line-height="100%"/>
    </style:style>
    <style:style style:name="T364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6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en" style:country-asian="GB"/>
    </style:style>
    <style:style style:name="P36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6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6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6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7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7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72" style:parent-style-name="Normal" style:family="paragraph">
      <style:paragraph-properties fo:margin-bottom="0in" fo:line-height="100%"/>
    </style:style>
    <style:style style:name="T373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74" style:parent-style-name="Normal" style:family="paragraph">
      <style:paragraph-properties fo:margin-bottom="0in" fo:line-height="100%"/>
    </style:style>
    <style:style style:name="T375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76" style:parent-style-name="Normal" style:family="paragraph">
      <style:paragraph-properties fo:margin-bottom="0in" fo:line-height="100%"/>
    </style:style>
    <style:style style:name="T377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78" style:parent-style-name="Normal" style:family="paragraph">
      <style:paragraph-properties fo:margin-bottom="0in" fo:line-height="100%"/>
    </style:style>
    <style:style style:name="T379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80" style:parent-style-name="Normal" style:family="paragraph">
      <style:paragraph-properties fo:margin-bottom="0in" fo:line-height="100%"/>
    </style:style>
    <style:style style:name="T381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8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83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84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85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86" style:parent-style-name="Normal" style:family="paragraph">
      <style:paragraph-properties fo:margin-bottom="0in" fo:line-height="100%"/>
    </style:style>
    <style:style style:name="T387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88" style:parent-style-name="Normal" style:family="paragraph">
      <style:paragraph-properties fo:margin-bottom="0in" fo:line-height="100%"/>
    </style:style>
    <style:style style:name="T389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90" style:parent-style-name="Normal" style:family="paragraph">
      <style:paragraph-properties fo:margin-bottom="0in" fo:line-height="100%"/>
    </style:style>
    <style:style style:name="T391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92" style:parent-style-name="Normal" style:family="paragraph">
      <style:paragraph-properties fo:margin-bottom="0in" fo:line-height="100%"/>
    </style:style>
    <style:style style:name="T393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94" style:parent-style-name="Normal" style:family="paragraph">
      <style:paragraph-properties fo:margin-bottom="0in" fo:line-height="100%"/>
    </style:style>
    <style:style style:name="T395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96" style:parent-style-name="Normal" style:family="paragraph">
      <style:paragraph-properties fo:margin-bottom="0in" fo:line-height="100%"/>
    </style:style>
    <style:style style:name="T397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9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399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400" style:parent-style-name="Normal" style:family="paragraph">
      <style:paragraph-properties fo:margin-bottom="0in" fo:line-height="100%" fo:margin-left="0.8958in">
        <style:tab-stops>
          <style:tab-stop style:type="left" style:position="-0.3958in"/>
        </style:tab-stops>
      </style:paragraph-properties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401" style:parent-style-name="Normal" style:family="paragraph">
      <style:paragraph-properties fo:margin-bottom="0in" fo:line-height="100%" fo:margin-left="0.8958in">
        <style:tab-stops>
          <style:tab-stop style:type="left" style:position="-0.3958in"/>
        </style:tab-stops>
      </style:paragraph-properties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402" style:parent-style-name="Normal" style:family="paragraph">
      <style:paragraph-properties fo:margin-bottom="0in" fo:line-height="100%" fo:margin-left="0.8958in">
        <style:tab-stops>
          <style:tab-stop style:type="left" style:position="-0.3958in"/>
        </style:tab-stops>
      </style:paragraph-properties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403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404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405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406" style:parent-style-name="Normal" style:family="paragraph">
      <style:paragraph-properties fo:margin-bottom="0in" fo:line-height="100%"/>
    </style:style>
    <style:style style:name="T407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408" style:parent-style-name="Normal" style:family="paragraph">
      <style:paragraph-properties fo:margin-bottom="0in" fo:line-height="100%"/>
    </style:style>
    <style:style style:name="T409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410" style:parent-style-name="Normal" style:family="paragraph">
      <style:paragraph-properties fo:margin-bottom="0in" fo:line-height="100%"/>
    </style:style>
    <style:style style:name="T411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412" style:parent-style-name="Normal" style:family="paragraph">
      <style:paragraph-properties fo:margin-bottom="0in" fo:line-height="100%"/>
    </style:style>
    <style:style style:name="T413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414" style:parent-style-name="Normal" style:family="paragraph">
      <style:paragraph-properties fo:margin-bottom="0in" fo:line-height="100%"/>
    </style:style>
    <style:style style:name="T415" style:parent-style-name="DefaultParagraphFont" style:family="text">
      <style:text-properties style:font-name="Segoe UI" style:font-name-asian="Times New Roman" style:font-name-complex="Segoe UI" fo:color="#161616" fo:font-size="12pt" style:font-size-asian="12pt" style:font-size-complex="12pt" style:language-asian="en" style:country-asian="GB"/>
    </style:style>
    <style:style style:name="P41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en" style:country-asian="GB"/>
    </style:style>
    <style:style style:name="P41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41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41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42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42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422" style:parent-style-name="Normal" style:family="paragraph">
      <style:paragraph-properties fo:margin-bottom="0in" fo:line-height="100%"/>
    </style:style>
    <style:style style:name="T423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424" style:parent-style-name="Normal" style:family="paragraph">
      <style:paragraph-properties fo:margin-bottom="0in" fo:line-height="100%"/>
    </style:style>
    <style:style style:name="T425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426" style:parent-style-name="Normal" style:family="paragraph">
      <style:paragraph-properties fo:margin-bottom="0in" fo:line-height="100%"/>
    </style:style>
    <style:style style:name="T427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428" style:parent-style-name="Normal" style:family="paragraph">
      <style:paragraph-properties fo:margin-bottom="0in" fo:line-height="100%"/>
    </style:style>
    <style:style style:name="T429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430" style:parent-style-name="Normal" style:family="paragraph">
      <style:paragraph-properties fo:margin-bottom="0in" fo:line-height="100%"/>
    </style:style>
    <style:style style:name="T431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432" style:parent-style-name="Normal" style:family="paragraph">
      <style:paragraph-properties fo:margin-bottom="0in" fo:line-height="100%"/>
    </style:style>
    <style:style style:name="T433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434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</style:style>
    <style:style style:name="T435" style:parent-style-name="DefaultParagraphFont" style:family="text">
      <style:text-properties style:font-name="Arial" style:font-name-asian="Times New Roman" style:font-name-complex="Arial" text:display="none" fo:font-size="8pt" style:font-size-asian="8pt" style:font-size-complex="8pt" style:language-asian="en" style:country-asian="GB"/>
    </style:style>
  </office:automatic-styles>
  <office:body>
    <office:text text:use-soft-page-breaks="true">
      <text:p text:style-name="P1">Question 1 of 26</text:p>
      <text:p text:style-name="P2">Your company uses Azure Virtual Desktop (AVD).</text:p>
      <text:p text:style-name="P3">You need to design a business continuity and disaster recovery (BCDR) plan for the AVD implementation.</text:p>
      <text:p text:style-name="P4">Which three components should you include in the BCDR plan? Each correct answer presents part of the solution.</text:p>
      <text:p text:style-name="P5"><text:span text:style-name="T6">Select all answers that apply.</text:span></text:p>
      <text:p text:style-name="P7"><text:span text:style-name="T8">Azure Key Vault</text:span></text:p>
      <text:p text:style-name="P9"><text:span text:style-name="T10">Azure AD</text:span></text:p>
      <text:p text:style-name="P11"><text:span text:style-name="T12">Virtual network</text:span></text:p>
      <text:p text:style-name="P13"><text:span text:style-name="T14">Web Access</text:span></text:p>
      <text:p text:style-name="P15"><text:span text:style-name="T16">Session hosts</text:span></text:p>
      <text:p text:style-name="Normal"/>
      <text:p text:style-name="Normal"/>
      <text:p text:style-name="P17">Question 2 of 26</text:p>
      <text:p text:style-name="Normal"/>
      <text:p text:style-name="P18">Your company has an Azure Virtual Desktop (AVD) implementation that includes an Azure Active Directory Domain Services (Azure AD DS) managed domain named contoso.com.</text:p>
      <text:p text:style-name="P19">You are designing a business continuity and disaster recovery (BCDR) plan for the AVD implementation.</text:p>
      <text:p text:style-name="P20">You need to ensure that connectivity to contoso.com remains available even if an entire Azure region fails.</text:p>
      <text:p text:style-name="P21">What do you include in the BCDR plan?</text:p>
      <text:p text:style-name="P22"><text:span text:style-name="T23">Only select one answer.</text:span></text:p>
      <text:p text:style-name="P24"><text:span text:style-name="T25">An Azure Virtual Desktop Scaling plan</text:span></text:p>
      <text:p text:style-name="P26"><text:span text:style-name="T27">An Azure ExpressRoute to your local network</text:span></text:p>
      <text:p text:style-name="P28"><text:span text:style-name="T29">An additional Host pool in another region</text:span></text:p>
      <text:p text:style-name="P30"><text:span text:style-name="T31">An additional replica set in another region</text:span></text:p>
      <text:p text:style-name="Normal"/>
      <text:p text:style-name="Normal"/>
      <text:p text:style-name="P32">Question 3 of 26</text:p>
      <text:p text:style-name="P33">Your company uses Azure Virtual Desktop (AVD).</text:p>
      <text:p text:style-name="P34">You need to design a business continuity and disaster recovery (BCDR) plan for the AVD implementation. The plan must meet the following requirements:</text:p>
      <text:list text:style-name="LFO1" text:continue-numbering="true">
        <text:list-item>
          <text:p text:style-name="P35">Ensure that a subset of virtual machines remain functional when an update or maintenance task cycles through the host pool.</text:p>
        </text:list-item>
        <text:list-item>
          <text:p text:style-name="P36">Ensure that connectivity to resources in a host pool remains functional if a server rack within a datacenter fails.</text:p>
        </text:list-item>
      </text:list>
      <text:p text:style-name="P37">What should you include in the design?</text:p>
      <text:p text:style-name="P38"><text:span text:style-name="T39">Only select one answer.</text:span></text:p>
      <text:p text:style-name="P40"><text:span text:style-name="T41">Availability zones</text:span></text:p>
      <text:p text:style-name="P42"><text:span text:style-name="T43">Availability sets</text:span></text:p>
      <text:p text:style-name="P44"><text:span text:style-name="T45">Virtual machine scale sets</text:span></text:p>
      <text:p text:style-name="P46"><text:span text:style-name="T47">Azure backup</text:span></text:p>
      <text:p text:style-name="Normal"/>
      <text:p text:style-name="Normal"/>
      <text:p text:style-name="P48">Question 4 of 26</text:p>
      <text:p text:style-name="P49">Your company uses Azure Virtual Desktop (AVD) with MSIX app attach.</text:p>
      <text:p text:style-name="P50">You have an MSIX packaged application named App1.</text:p>
      <text:p text:style-name="P51">You need to expand the content of App1 for use with MSIX app attach.</text:p>
      <text:p text:style-name="P52">Which three formats can you use to contain the expanded MSIX package? Each correct answer presents a complete solution.</text:p>
      <text:p text:style-name="P53"><text:span text:style-name="T54">Select all answers that apply.</text:span></text:p>
      <text:p text:style-name="P55"><text:span text:style-name="T56">CIM</text:span></text:p>
      <text:p text:style-name="P57"><text:span text:style-name="T58">WIM</text:span></text:p>
      <text:p text:style-name="P59"><text:span text:style-name="T60">VHD</text:span></text:p>
      <text:p text:style-name="P61"><text:span text:style-name="T62">VHDX</text:span></text:p>
      <text:p text:style-name="P63"><text:span text:style-name="T64">ZIP</text:span></text:p>
      <text:p text:style-name="P65"><text:span text:style-name="T66">DOCKER</text:span></text:p>
      <text:p text:style-name="Normal"/>
      <text:p text:style-name="Normal"/>
      <text:p text:style-name="P67">Top of Form</text:p>
      <text:p text:style-name="P68">Question 5 of 26</text:p>
      <text:p text:style-name="P69">Your company uses Azure Virtual Desktop (AVD) with MSIX app attach.</text:p>
      <text:p text:style-name="P70">You have the following application installers:</text:p>
      <text:list text:style-name="LFO2" text:continue-numbering="true">
        <text:list-item>
          <text:p text:style-name="P71">App1 in an EXE format</text:p>
        </text:list-item>
        <text:list-item>
          <text:p text:style-name="P72">App2 in an MSI format</text:p>
        </text:list-item>
        <text:list-item>
          <text:p text:style-name="P73">App3 in an App-V format</text:p>
        </text:list-item>
        <text:list-item>
          <text:p text:style-name="P74">App4 in a ClickOnce format</text:p>
        </text:list-item>
      </text:list>
      <text:p text:style-name="P75">Which applications support conversion to MSIX by using the MSIX Packaging tool?</text:p>
      <text:p text:style-name="P76"><text:span text:style-name="T77">Only select one answer.</text:span></text:p>
      <text:p text:style-name="P78"><text:span text:style-name="T79">App1 and App2 only</text:span></text:p>
      <text:p text:style-name="P80"><text:span text:style-name="T81">App3 and App4 only</text:span></text:p>
      <text:p text:style-name="P82"><text:span text:style-name="T83">App1 and App4 only</text:span></text:p>
      <text:p text:style-name="P84"><text:span text:style-name="T85">App2 and App3 only</text:span></text:p>
      <text:p text:style-name="P86"><text:span text:style-name="T87">App1, App2, App3, and App4</text:span></text:p>
      <text:p text:style-name="Normal"/>
      <text:p text:style-name="Normal"/>
      <text:p text:style-name="P88">Question 6 of 26</text:p>
      <text:p text:style-name="P89">Your company uses Azure Virtual Desktop (AVD) with MSIX app attach.</text:p>
      <text:p text:style-name="P90">You have an MSIX packaged application named App1.</text:p>
      <text:p text:style-name="P91">You need to prepare App1 for MSIX app attach.</text:p>
      <text:p text:style-name="P92">Which tool should you use?</text:p>
      <text:p text:style-name="P93"><text:span text:style-name="T94">Only select one answer.</text:span></text:p>
      <text:p text:style-name="P95"><text:span text:style-name="T96">Msimerg.exe</text:span></text:p>
      <text:p text:style-name="P97"><text:span text:style-name="T98">Orca.exe</text:span></text:p>
      <text:p text:style-name="P99"><text:span text:style-name="T100">Msixmgr.exe</text:span></text:p>
      <text:p text:style-name="P101"><text:span text:style-name="T102">Instmsi.exe</text:span></text:p>
      <text:p text:style-name="Normal"/>
      <text:p text:style-name="P103">Top of Form</text:p>
      <text:p text:style-name="P104">Question 7 of 26</text:p>
      <text:p text:style-name="P105">Your company uses Azure Virtual Desktop (AVD) and plans to implement MSIX app attach for AVD.</text:p>
      <text:p text:style-name="P106">Where does MSIX app attach store application files?</text:p>
      <text:p text:style-name="P107"><text:span text:style-name="T108">Only select one answer.</text:span></text:p>
      <text:p text:style-name="P109"><text:span text:style-name="T110">A WIM image</text:span></text:p>
      <text:p text:style-name="P111"><text:span text:style-name="T112">A Kubernetes container</text:span></text:p>
      <text:p text:style-name="P113"><text:span text:style-name="T114">A separate virtual machine</text:span></text:p>
      <text:p text:style-name="P115"><text:span text:style-name="T116">A separate virtual hard disk</text:span></text:p>
      <text:p text:style-name="Normal"/>
      <text:p text:style-name="Normal"/>
      <text:p text:style-name="P117">Question 8 of 26</text:p>
      <text:p text:style-name="P118">Your company has an on-premises Remote Desktop Services (RDS) implementation that uses FXLogix profile containers.</text:p>
      <text:p text:style-name="P119">Azure Virtual Desktop (AVD) has recently been deployed and you plan to use Azure File Sync to migrate the RDS FXLogix profile containers to AVD.</text:p>
      <text:p text:style-name="P120">You create a Storage Sync Service named StorageSync1.</text:p>
      <text:p text:style-name="P121">What do you need to create before you can configure a Sync group for StorageSync1?</text:p>
      <text:p text:style-name="P122"><text:span text:style-name="T123">Only select one answer.</text:span></text:p>
      <text:p text:style-name="P124"><text:span text:style-name="T125">A storage account with blob containers</text:span></text:p>
      <text:p text:style-name="P126"><text:span text:style-name="T127">A storage account with file shares</text:span></text:p>
      <text:p text:style-name="P128"><text:span text:style-name="T129">An Azure Virtual Desktop workspace</text:span></text:p>
      <text:p text:style-name="P130"><text:span text:style-name="T131">An Azure Virtual Desktop scaling plan</text:span></text:p>
      <text:p text:style-name="Normal"/>
      <text:p text:style-name="Normal"/>
      <text:p text:style-name="P132">Top of Form</text:p>
      <text:p text:style-name="P133">Question 9 of 26</text:p>
      <text:p text:style-name="P134">You have an on-premises network that includes the following objects:</text:p>
      <text:list text:style-name="LFO3" text:continue-numbering="true">
        <text:list-item>
          <text:p text:style-name="P135">DC1 – Domain controller</text:p>
        </text:list-item>
        <text:list-item>
          <text:p text:style-name="P136">RDS1 – Remote Desktop Services (RDS) server with FSLogix profile containers</text:p>
        </text:list-item>
        <text:list-item>
          <text:p text:style-name="P137">Workstation1 – Windows 11 client used to access the RDS and AVD virtual desktops</text:p>
        </text:list-item>
      </text:list>
      <text:p text:style-name="P138">Azure Virtual Desktop (AVD) has recently been deployed and includes the following objects:</text:p>
      <text:list text:style-name="LFO4" text:continue-numbering="true">
        <text:list-item>
          <text:p text:style-name="P139">HostPool1 – AVD host pool</text:p>
        </text:list-item>
        <text:list-item>
          <text:p text:style-name="P140">SessionHost1 – Session host in HostPool1</text:p>
        </text:list-item>
      </text:list>
      <text:p text:style-name="P141">You plan to use Azure File Sync to migrate the profile containers to AVD.</text:p>
      <text:p text:style-name="P142">Where should you install the Azure File Sync agent?</text:p>
      <text:p text:style-name="P143"><text:span text:style-name="T144">Only select one answer.</text:span></text:p>
      <text:p text:style-name="P145"><text:span text:style-name="T146">DC1</text:span></text:p>
      <text:p text:style-name="P147"><text:span text:style-name="T148">SessionHost1</text:span></text:p>
      <text:p text:style-name="P149"><text:span text:style-name="T150">RDS1</text:span></text:p>
      <text:p text:style-name="P151"><text:span text:style-name="T152">Workstation1</text:span></text:p>
      <text:p text:style-name="P153"><text:span text:style-name="T154">HostPool1</text:span></text:p>
      <text:p text:style-name="Normal"/>
      <text:p text:style-name="Normal"/>
      <text:p text:style-name="P155">Question 10 of 26</text:p>
      <text:p text:style-name="P156">Your company uses Azure Virtual Desktop (AVD) and Azure Active Directory Domain Services (Azure AD DS) for authentication.</text:p>
      <text:p text:style-name="P157">You create an Azure storage account named Storage1 and a new File share named FileShare1.</text:p>
      <text:p text:style-name="P158">Fileshare1 is to be used to store an FSLogix user profile container.</text:p>
      <text:p text:style-name="P159">You need to ensure that AVD users can read and write data to their user profiles. The solution must use the principle of least privilege</text:p>
      <text:p text:style-name="P160">Which role should you assign to the AVD users?</text:p>
      <text:p text:style-name="P161"><text:span text:style-name="T162">Only select one answer.</text:span></text:p>
      <text:p text:style-name="P163"><text:span text:style-name="T164">Reader and Data Access</text:span></text:p>
      <text:p text:style-name="P165"><text:span text:style-name="T166">Storage File Data SMB Share Elevated Contributor</text:span></text:p>
      <text:p text:style-name="P167"><text:span text:style-name="T168">Storage File Data SMB Share Reader</text:span></text:p>
      <text:p text:style-name="P169"><text:span text:style-name="T170">Storage File Data SMB Share Contributor</text:span></text:p>
      <text:p text:style-name="Normal"/>
      <text:p text:style-name="Normal"/>
      <text:p text:style-name="P171">Question 11 of 26</text:p>
      <text:soft-page-break/>
      <text:p text:style-name="P172">Your company has an Azure Virtual Desktop (AVD) implementation that uses the Azure Bastion service.</text:p>
      <text:p text:style-name="P173">You need to configure diagnostic settings to archive all Azure Bastion log information for backup and static analysis.</text:p>
      <text:p text:style-name="P174">What should you to do first?</text:p>
      <text:p text:style-name="P175"><text:span text:style-name="T176">Only select one answer.</text:span></text:p>
      <text:p text:style-name="P177"><text:span text:style-name="T178">Create an Azure storage account.</text:span></text:p>
      <text:p text:style-name="P179"><text:span text:style-name="T180">Create an Azure automation account.</text:span></text:p>
      <text:p text:style-name="P181"><text:span text:style-name="T182">Create a Log Analytics workspace.</text:span></text:p>
      <text:p text:style-name="P183"><text:span text:style-name="T184">Create an Azure Event Hub.</text:span></text:p>
      <text:p text:style-name="Normal"/>
      <text:p text:style-name="P185">Top of Form</text:p>
      <text:p text:style-name="P186">Question 12 of 26</text:p>
      <text:p text:style-name="P187">You have an Azure Virtual Desktop (AVD) deployment which includes the following objects:</text:p>
      <text:list text:style-name="LFO5" text:continue-numbering="true">
        <text:list-item>
          <text:p text:style-name="P188">HostPool1 – AVD host pool</text:p>
        </text:list-item>
        <text:list-item>
          <text:p text:style-name="P189">SessionHost1 – Session host in HostPool1</text:p>
        </text:list-item>
        <text:list-item>
          <text:p text:style-name="P190">Vnet1 – Virtual network</text:p>
        </text:list-item>
        <text:list-item>
          <text:p text:style-name="P191">NSG1 – Network security group</text:p>
        </text:list-item>
      </text:list>
      <text:p text:style-name="P192">You need to deploy the Azure Bastion service to provide secure remote connectivity from the Azure portal to the virtual machines in HostPool1.</text:p>
      <text:p text:style-name="P193">Which two methods can be used to deploy the Azure Bastion service? Each correct answer presents a complete solution.</text:p>
      <text:p text:style-name="P194"><text:span text:style-name="T195">Select all answers that apply.</text:span></text:p>
      <text:p text:style-name="P196"><text:span text:style-name="T197">Create a new application group.</text:span></text:p>
      <text:p text:style-name="P198"><text:span text:style-name="T199">Create a new virtual network.</text:span></text:p>
      <text:p text:style-name="P200"><text:span text:style-name="T201">Run an operation from SessionHost1.</text:span></text:p>
      <text:p text:style-name="P202"><text:span text:style-name="T203">Run a Scaling plan from HostPool1.</text:span></text:p>
      <text:p text:style-name="P204"><text:span text:style-name="T205">Create a new network security group.</text:span></text:p>
      <text:p text:style-name="Normal"/>
      <text:p text:style-name="Normal"/>
      <text:p text:style-name="P206">Top of Form</text:p>
      <text:p text:style-name="P207">Question 13 of 26</text:p>
      <text:p text:style-name="P208">You are deploying an Azure Virtual Desktop (AVD) solution.</text:p>
      <text:p text:style-name="P209">You have a network security group named SG1 that is used to manage connectivity to the AVD virtual machine subnet.</text:p>
      <text:p text:style-name="P210">You provision an Azure Bastion service to your virtual network.</text:p>
      <text:p text:style-name="P211">You need to configure SG1 to support connectivity from Azure Gateway Manager to the Azure Bastion service.</text:p>
      <text:p text:style-name="P212">How should you configure SG1?</text:p>
      <text:p text:style-name="P213"><text:span text:style-name="T214">Only select one answer.</text:span></text:p>
      <text:p text:style-name="P215"><text:span text:style-name="T216">Allow inbound connections on port 3389.</text:span></text:p>
      <text:soft-page-break/>
      <text:p text:style-name="P217"><text:span text:style-name="T218">Allow inbound connections on port 445.</text:span></text:p>
      <text:p text:style-name="P219"><text:span text:style-name="T220">Allow inbound connections on port 443.</text:span></text:p>
      <text:p text:style-name="P221"><text:span text:style-name="T222">Allow outbound connections on port 3389.</text:span></text:p>
      <text:p text:style-name="P223"><text:span text:style-name="T224">Allow outbound connections on port 443.</text:span></text:p>
      <text:p text:style-name="Normal"/>
      <text:p text:style-name="P225">Top of Form</text:p>
      <text:p text:style-name="P226">Question 14 of 26</text:p>
      <text:p text:style-name="P227">Your company uses Azure Virtual Desktop (AVD).</text:p>
      <text:p text:style-name="P228">You have a host pool named HostPool1 that contains a session host named SessionHost1.</text:p>
      <text:p text:style-name="P229">HostPool1 also has an application group with the following settings:</text:p>
      <text:list text:style-name="LFO6" text:continue-numbering="true">
        <text:list-item>
          <text:p text:style-name="P230">Name: AppGroup1</text:p>
        </text:list-item>
        <text:list-item>
          <text:p text:style-name="P231">Application group type: RemoteApp</text:p>
        </text:list-item>
        <text:list-item>
          <text:p text:style-name="P232">Applications: App1</text:p>
        </text:list-item>
      </text:list>
      <text:p text:style-name="P233">You need to ensure that a user cannot open the App1 Save As dialog box and run executable files located on SessionHost1.</text:p>
      <text:p text:style-name="P234">What should you do?</text:p>
      <text:p text:style-name="P235"><text:span text:style-name="T236">Only select one answer.</text:span></text:p>
      <text:p text:style-name="P237"><text:span text:style-name="T238">Configure BitLocker on SessionHost1.</text:span></text:p>
      <text:p text:style-name="P239"><text:span text:style-name="T240">Configure AppLocker on SessionHost1.</text:span></text:p>
      <text:p text:style-name="P241"><text:span text:style-name="T242">Modify Device redirection on HostPool1.</text:span></text:p>
      <text:p text:style-name="P243"><text:span text:style-name="T244">Modify Session behavior on HostPool1.</text:span></text:p>
      <text:p text:style-name="Normal"/>
      <text:p text:style-name="P245">Question 15 of 26</text:p>
      <text:p text:style-name="P246">Your company uses Azure Virtual Desktop (AVD).</text:p>
      <text:p text:style-name="P247">You create an Azure storage account named Storage1.</text:p>
      <text:p text:style-name="P248">You plan to use an FSLogix container to manage user profiles.</text:p>
      <text:p text:style-name="P249">You need to select data storage for Storage1 that supports FSLogix and SMB identity-based authentication.</text:p>
      <text:p text:style-name="P250">Which type of data storage do you select?</text:p>
      <text:p text:style-name="P251"><text:span text:style-name="T252">Only select one answer.</text:span></text:p>
      <text:p text:style-name="P253"><text:span text:style-name="T254">Containers</text:span></text:p>
      <text:p text:style-name="P255"><text:span text:style-name="T256">File shares</text:span></text:p>
      <text:p text:style-name="P257"><text:span text:style-name="T258">Queues</text:span></text:p>
      <text:p text:style-name="P259"><text:span text:style-name="T260">Tables</text:span></text:p>
      <text:p text:style-name="Normal"/>
      <text:p text:style-name="P261">Top of Form</text:p>
      <text:p text:style-name="P262">Question 16 of 26</text:p>
      <text:p text:style-name="P263">Your company uses Azure Virtual Desktop (AVD).</text:p>
      <text:p text:style-name="P264">You create an Azure storage account named Storage1 and a new File share named FileShare1.</text:p>
      <text:p text:style-name="P265">Fileshare1 is to be used to store an FSLogix user profile container.</text:p>
      <text:soft-page-break/>
      <text:p text:style-name="P266">You need to ensure that identity-based Kerberos authentication is used to access FileShare1.</text:p>
      <text:p text:style-name="P267">What should you configure first on Storage1?</text:p>
      <text:p text:style-name="P268"><text:span text:style-name="T269">Only select one answer.</text:span></text:p>
      <text:p text:style-name="P270"><text:span text:style-name="T271">An Active Directory source</text:span></text:p>
      <text:p text:style-name="P272"><text:span text:style-name="T273">Share-level permissions</text:span></text:p>
      <text:p text:style-name="P274"><text:span text:style-name="T275">A shared access signature</text:span></text:p>
      <text:p text:style-name="P276"><text:span text:style-name="T277">Access Control (IAM)</text:span></text:p>
      <text:p text:style-name="Normal"/>
      <text:p text:style-name="Normal"/>
      <text:p text:style-name="Normal"/>
      <text:p text:style-name="P278">Question 18 of 26</text:p>
      <text:p text:style-name="P279">You plan to deploy Azure Virtual Desktop (AVD) with an Azure Active Directory Domain Services (Azure AD DS) domain.</text:p>
      <text:p text:style-name="P280">You need to register the Microsoft.DesktopVirtualization provider in Azure.</text:p>
      <text:p text:style-name="P281">From the Azure portal, where will you perform the task?</text:p>
      <text:p text:style-name="P282"><text:span text:style-name="T283">Only select one answer.</text:span></text:p>
      <text:p text:style-name="P284"><text:span text:style-name="T285">Subscriptions</text:span></text:p>
      <text:p text:style-name="P286"><text:span text:style-name="T287">Azure AD Domain Services</text:span></text:p>
      <text:p text:style-name="P288"><text:span text:style-name="T289">Quickstart Center</text:span></text:p>
      <text:p text:style-name="P290"><text:span text:style-name="T291">Azure Virtual Desktop</text:span></text:p>
      <text:p text:style-name="Normal"/>
      <text:p text:style-name="P292">Question 19 of 26</text:p>
      <text:p text:style-name="P293">You have an Active Directory Domain Services (AD DS) domain named Contoso.com that includes two domain controllers.</text:p>
      <text:p text:style-name="P294">You also have an Azure subscription that contains an Azure AD tenant.</text:p>
      <text:p text:style-name="P295">You plan to implement Azure Virtual Desktop (AVD) and use a Contoso.com domain controller running in Azure virtual machines.</text:p>
      <text:p text:style-name="P296">You need to recommend a solution to maintain connectivity between the on-premises domain controllers and the domain controller running in Azure.</text:p>
      <text:p text:style-name="P297">What are two possible recommendations? Each correct answer presents a complete solution the solution.</text:p>
      <text:p text:style-name="P298"><text:span text:style-name="T299">Select all answers that apply.</text:span></text:p>
      <text:p text:style-name="P300"><text:span text:style-name="T301">a site-to-site VPN</text:span></text:p>
      <text:p text:style-name="P302"><text:span text:style-name="T303">Azure Bastion</text:span></text:p>
      <text:p text:style-name="P304"><text:span text:style-name="T305">Azure AD Connect</text:span></text:p>
      <text:p text:style-name="P306"><text:span text:style-name="T307">Azure ExpressRoute</text:span></text:p>
      <text:p text:style-name="Normal"/>
      <text:p text:style-name="Normal"/>
      <text:soft-page-break/>
      <text:p text:style-name="P308">Question 20 of 26</text:p>
      <text:p text:style-name="P309">You plan to deploy Azure Virtual Desktop (AVD) with an Azure Active Directory Domain Services (Azure AD DS) domain named aaddomain.contoso.com.</text:p>
      <text:p text:style-name="P310">You need to ensure that a user named User1 can register the Azure Virtual Desktop provider.</text:p>
      <text:p text:style-name="P311">To which role or group should you add User1?</text:p>
      <text:p text:style-name="P312"><text:span text:style-name="T313">Only select one answer.</text:span></text:p>
      <text:p text:style-name="P314"><text:span text:style-name="T315">AAD DC Administrators</text:span></text:p>
      <text:p text:style-name="P316"><text:span text:style-name="T317">AAD DS DomainConfig</text:span></text:p>
      <text:p text:style-name="P318"><text:span text:style-name="T319">Global administrator</text:span></text:p>
      <text:p text:style-name="P320"><text:span text:style-name="T321">Owner</text:span></text:p>
      <text:p text:style-name="Normal"/>
      <text:p text:style-name="Normal"/>
      <text:p text:style-name="P322">Top of Form</text:p>
      <text:p text:style-name="P323">Question 21 of 26</text:p>
      <text:p text:style-name="P324">You have an Azure Virtual Desktop (AVD) deployment that contains the following host pools:</text:p>
      <text:p text:style-name="P325"><text:span text:style-name="T326">HostPool1</text:span></text:p>
      <text:list text:style-name="LFO7" text:continue-numbering="true">
        <text:list-item>
          <text:p text:style-name="P327">Type: Pooled</text:p>
        </text:list-item>
        <text:list-item>
          <text:p text:style-name="P328">Session hosts:</text:p>
          <text:list text:continue-numbering="true">
            <text:list-item>
              <text:p text:style-name="P329">Host1 – Windows 11 Enterprise multi-session</text:p>
            </text:list-item>
            <text:list-item>
              <text:p text:style-name="P330">Host2 – Windows 11 Enterprise</text:p>
            </text:list-item>
          </text:list>
        </text:list-item>
      </text:list>
      <text:p text:style-name="P331"><text:span text:style-name="T332">HostPool2</text:span></text:p>
      <text:list text:style-name="LFO8" text:continue-numbering="true">
        <text:list-item>
          <text:p text:style-name="P333">Type: Personal</text:p>
        </text:list-item>
        <text:list-item>
          <text:p text:style-name="P334">Session hosts:</text:p>
          <text:list text:continue-numbering="true">
            <text:list-item>
              <text:p text:style-name="P335">Host3 – Windows 11 Enterprise multi-session</text:p>
            </text:list-item>
            <text:list-item>
              <text:p text:style-name="P336">Host4 – Windows 10 Enterprise</text:p>
            </text:list-item>
          </text:list>
        </text:list-item>
      </text:list>
      <text:p text:style-name="P337">You plan to enroll all supported session hosts into Microsoft Intune.</text:p>
      <text:p text:style-name="P338">Which session hosts are supported for management with Microsoft Intune?</text:p>
      <text:p text:style-name="P339"><text:span text:style-name="T340">Only select one answer.</text:span></text:p>
      <text:p text:style-name="P341"><text:span text:style-name="T342">Host1 and Host2 only</text:span></text:p>
      <text:p text:style-name="P343"><text:span text:style-name="T344">Host3 and Host4 only</text:span></text:p>
      <text:p text:style-name="P345"><text:span text:style-name="T346">Host1 and Host3 only</text:span></text:p>
      <text:p text:style-name="P347"><text:span text:style-name="T348">Host1, Host2, Host3, and Host4</text:span></text:p>
      <text:p text:style-name="Normal"/>
      <text:p text:style-name="P349">Top of Form</text:p>
      <text:p text:style-name="P350">Question 22 of 26</text:p>
      <text:p text:style-name="P351">Your company uses Azure Virtual Desktop (AVD).</text:p>
      <text:p text:style-name="P352">You plan to secure the AVD session hosts by using compliance policies and conditional access.</text:p>
      <text:p text:style-name="P353">You need to recommend which Microsoft 365 service to use.</text:p>
      <text:p text:style-name="P354">What should you recommend?</text:p>
      <text:soft-page-break/>
      <text:p text:style-name="P355"><text:span text:style-name="T356">Only select one answer.</text:span></text:p>
      <text:p text:style-name="P357"><text:span text:style-name="T358">Microsoft Defender for Cloud Apps</text:span></text:p>
      <text:p text:style-name="P359"><text:span text:style-name="T360">Microsoft 365 Defender</text:span></text:p>
      <text:p text:style-name="P361"><text:span text:style-name="T362">Microsoft Purview</text:span></text:p>
      <text:p text:style-name="P363"><text:span text:style-name="T364">Microsoft Intune</text:span></text:p>
      <text:p text:style-name="Normal"/>
      <text:p text:style-name="Normal"/>
      <text:p text:style-name="P365">Top of Form</text:p>
      <text:p text:style-name="P366">Question 23 of 26</text:p>
      <text:p text:style-name="P367">You have an Azure Virtual Desktop (AVD) deployment that uses FSLogix and MSIX app attach.</text:p>
      <text:p text:style-name="P368">You create a new Windows 10 multi-session custom VM image named Image1.</text:p>
      <text:p text:style-name="P369">Image1 contains a small disk drive with only the operating system installed.</text:p>
      <text:p text:style-name="P370">You need to prevent users from receiving notifications for critical low space on Drive C:\ when they use Image1 as an AVD session host.</text:p>
      <text:p text:style-name="P371">What should you disable for Image1?</text:p>
      <text:p text:style-name="P372"><text:span text:style-name="T373">Only select one answer.</text:span></text:p>
      <text:p text:style-name="P374"><text:span text:style-name="T375">Automatic updates</text:span></text:p>
      <text:p text:style-name="P376"><text:span text:style-name="T377">Focus assist</text:span></text:p>
      <text:p text:style-name="P378"><text:span text:style-name="T379">Storage Sense</text:span></text:p>
      <text:p text:style-name="P380"><text:span text:style-name="T381">Storage Spaces</text:span></text:p>
      <text:p text:style-name="Normal"/>
      <text:p text:style-name="Normal"/>
      <text:p text:style-name="P382">Question 24 of 26</text:p>
      <text:p text:style-name="P383">You have an Azure subscription that contains an Azure Virtual Desktop (AVD) deployment.</text:p>
      <text:p text:style-name="P384">You plan to share custom virtual machine (VM) images with AVD administrators across multiple regions in your subscription.</text:p>
      <text:p text:style-name="P385">Which feature should you use to simplify the sharing of the Azure VMs?</text:p>
      <text:p text:style-name="P386"><text:span text:style-name="T387">Only select one answer.</text:span></text:p>
      <text:p text:style-name="P388"><text:span text:style-name="T389">Azure Marketplace</text:span></text:p>
      <text:p text:style-name="P390"><text:span text:style-name="T391">Resource groups</text:span></text:p>
      <text:p text:style-name="P392"><text:span text:style-name="T393">Azure Compute Gallery</text:span></text:p>
      <text:p text:style-name="P394"><text:span text:style-name="T395">Container instances</text:span></text:p>
      <text:p text:style-name="P396"><text:span text:style-name="T397">Azure AD App Gallery</text:span></text:p>
      <text:p text:style-name="Normal"/>
      <text:p text:style-name="P398">Question 25 of 26</text:p>
      <text:p text:style-name="P399">You have an Azure Virtual Desktop (AVD) deployment that contains the following objects:</text:p>
      <text:list text:style-name="LFO9" text:continue-numbering="true">
        <text:list-item>
          <text:p text:style-name="P400">HostPool1 – Pooled host pool type</text:p>
        </text:list-item>
        <text:list-item>
          <text:p text:style-name="P401">App1 – Remote App Application group</text:p>
        </text:list-item>
        <text:list-item>
          <text:p text:style-name="P402">Workspace1 – Workspace with App1 as a registered application group</text:p>
        </text:list-item>
      </text:list>
      <text:p text:style-name="P403">You plan to deploy a custom Windows 10 multi-session host VM named SessionHost2 to HostPool1.</text:p>
      <text:p text:style-name="P404">You need to ensure that users can select a preferred language during an AVD session when using SessionHost2.</text:p>
      <text:p text:style-name="P405">On what object should you add and configure the language packs?</text:p>
      <text:p text:style-name="P406"><text:span text:style-name="T407">Only select one answer.</text:span></text:p>
      <text:p text:style-name="P408"><text:span text:style-name="T409">HostPool1</text:span></text:p>
      <text:p text:style-name="P410"><text:span text:style-name="T411">SessionHost2</text:span></text:p>
      <text:p text:style-name="P412"><text:span text:style-name="T413">App1</text:span></text:p>
      <text:p text:style-name="P414"><text:span text:style-name="T415">Workspace1</text:span></text:p>
      <text:p text:style-name="Normal"/>
      <text:p text:style-name="P416">Top of Form</text:p>
      <text:p text:style-name="P417">Question 26 of 26</text:p>
      <text:p text:style-name="P418">You have an Azure Virtual Desktop (AVD) deployment.</text:p>
      <text:p text:style-name="P419">You create a new Azure Compute Gallery named Gallery1.</text:p>
      <text:p text:style-name="P420">You need to recommend which type of Azure resources to store in Gallery1.</text:p>
      <text:p text:style-name="P421">Which two types of resources should you recommend? Each correct answer presents a complete solution.</text:p>
      <text:p text:style-name="P422"><text:span text:style-name="T423">Select all answers that apply.</text:span></text:p>
      <text:p text:style-name="P424"><text:span text:style-name="T425">VM applications</text:span></text:p>
      <text:p text:style-name="P426"><text:span text:style-name="T427">User profiles</text:span></text:p>
      <text:p text:style-name="P428"><text:span text:style-name="T429">Custom VM images</text:span></text:p>
      <text:p text:style-name="P430"><text:span text:style-name="T431">VM update files</text:span></text:p>
      <text:p text:style-name="P432"><text:span text:style-name="T433">Data disks</text:span></text:p>
      <text:p text:style-name="P434"><text:span text:style-name="T435">Bottom of For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en" style:country-asian="GB" fo:hyphenate="false"/>
    </style: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n" style:country-asian="GB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en" style:country-asian="GB" fo:hyphenate="false"/>
    </style:style>
    <style:style style:name="Heading4" style:display-name="Heading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is-visually-hidden" style:display-name="is-visually-hidden" style:family="text" style:parent-style-name="DefaultParagraphFont"/>
    <style:style style:name="checkbox-text" style:display-name="checkbox-text" style:family="text" style:parent-style-name="DefaultParagraphFont"/>
    <style:style style:name="radio-label-text" style:display-name="radio-label-text" style:family="text" style:parent-style-name="DefaultParagraphFont"/>
    <style:style style:name="z-TopofForm" style:display-name="z-Top of Form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en" style:country-asian="GB" fo:hyphenate="false"/>
    </style:style>
    <style:style style:name="z-TopofFormChar" style:display-name="z-Top of Form Char" style:family="text" style:parent-style-name="DefaultParagraphFont">
      <style:text-properties style:font-name="Arial" style:font-name-asian="Times New Roman" style:font-name-complex="Arial" text:display="none" fo:font-size="8pt" style:font-size-asian="8pt" style:font-size-complex="8pt" style:language-asian="en" style:country-asian="GB"/>
    </style:style>
    <style:style style:name="z-BottomofForm" style:display-name="z-Bottom of Form" style:family="paragraph" style:parent-style-name="Normal" style:next-style-name="Normal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en" style:country-asian="GB" fo:hyphenate="false"/>
    </style:style>
    <style:style style:name="z-BottomofFormChar" style:display-name="z-Bottom of Form Char" style:family="text" style:parent-style-name="DefaultParagraphFont">
      <style:text-properties style:font-name="Arial" style:font-name-asian="Times New Roman" style:font-name-complex="Arial" text:display="none" fo:font-size="8pt" style:font-size-asian="8pt" style:font-size-complex="8pt" style:language-asian="en" style:country-asian="GB"/>
    </style:style>
    <style:style style:name="local-selector-link-text" style:display-name="local-selector-link-text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GB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Heading4Char" style:display-name="Heading 4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nt-size-h5" style:display-name="font-size-h5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Subtitle" style:display-name="Subtitle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module-duration-minutes" style:display-name="module-duration-minutes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font-weight-semibold" style:display-name="font-weight-semibold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has-text-color" style:display-name="has-text-color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manage-cookies-holder" style:display-name="manage-cookies-holder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enkata Sureshbabu</meta:initial-creator>
    <dc:creator>Venkata Sureshbabu</dc:creator>
    <meta:creation-date>2023-03-07T19:54:00Z</meta:creation-date>
    <dc:date>2023-03-07T19:57:00Z</dc:date>
    <meta:template xlink:href="Normal" xlink:type="simple"/>
    <meta:editing-cycles>4</meta:editing-cycles>
    <meta:editing-duration>PT300S</meta:editing-duration>
    <meta:document-statistic meta:page-count="10" meta:paragraph-count="24" meta:word-count="1868" meta:character-count="12496" meta:row-count="88" meta:non-whitespace-character-count="10652"/>
  </office:meta>
</office:document-meta>
</file>